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38761d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style:font-name="Arial" fo:font-size="11pt" fo:font-style="normal" fo:font-weight="normal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fo:color="#cc0000" fo:font-weight="bold" fo:background-color="transparent" loext:char-shading-value="0"/>
    </style:style>
    <style:style style:name="T7" style:family="text">
      <style:text-properties fo:color="#cc0000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cc86a2b-7fff-4b2b-6f31-d03d4e5c53f2"/># Segunda Parte</text:p>
      <text:p text:style-name="P8"><text:span text:style-name="T1">En esta parte desarrollaremos la interfaz Web basándonos en el documento realizado en la primera parte. Nuestra interfaz debe cumplir los siguientes requisitos. </text:span><text:span text:style-name="T2">(7 puntos)</text:span><text:span text:style-name="T1">.</text:span></text:p>
      <text:p text:style-name="Text_20_body"/>
      <text:p text:style-name="P2">Entregar una página Web basada en el documento realizado en el trabajo anterior. Deben cumplirse los siguientes puntos:</text:p>
      <text:list xml:id="list1615599215" text:style-name="L1">
        <text:list-item>
          <text:p text:style-name="P5"><text:span text:style-name="T4">Debe utilizarse HTML5 y CSS3 </text:span><text:span text:style-name="T6">(Obligatorio)</text:span></text:p>
        </text:list-item>
        <text:list-item>
          <text:p text:style-name="P5"><text:span text:style-name="T4">El CSS debe estar en ficheros externos, nada de estilo incrustado en la página </text:span><text:span text:style-name="T6">(Obligatorio)</text:span><text:span text:style-name="T5">.</text:span></text:p>
        </text:list-item>
        <text:list-item>
          <text:p text:style-name="P3">Usar codificación utf-8.</text:p>
        </text:list-item>
        <text:list-item>
          <text:p text:style-name="P5"><text:span text:style-name="T4">Utilizar CSS y div para la maquetación, nada de frames y tablas para la maquetación.</text:span><text:span text:style-name="T7"> </text:span><text:span text:style-name="T6">(Obligatorio)</text:span></text:p>
        </text:list-item>
      </text:list>
      <text:p text:style-name="Text_20_body"/>
      <text:p text:style-name="P1">Apartados:</text:p>
      <text:list xml:id="list3617112227" text:style-name="L2">
        <text:list-item>
          <text:p text:style-name="P6"><text:span text:style-name="T4">Cada web debe tener al menos 5 páginas con una funcionalidad distinta y que se entienda perfectamente como funciona. </text:span><text:span text:style-name="T7">(Obligatorio)</text:span><text:span text:style-name="T4"> </text:span><text:span text:style-name="T5">(0.3 puntos cada página con estilo basado en el documento especificado en la parte 1)</text:span></text:p>
        </text:list-item>
        <text:list-item>
          <text:p text:style-name="P6"><text:span text:style-name="T4">Todas las páginas deben incluir cada una de las etiquetas semánticas: *header, nav, section, aside y footer*. La etiqueta *aside sólo debe usarse si se definió en el documento del primer hito de trabajo.</text:span><text:span text:style-name="T7"> (Obligatorio)</text:span></text:p>
        </text:list-item>
        <text:list-item>
          <text:p text:style-name="P6"><text:span text:style-name="T4">Aunque no se incluya en todas las páginas deben incluirse en alguna de ellas las demás etiquetas semánticas. (Obligatorio) </text:span><text:span text:style-name="T5">(0.1 punto)</text:span></text:p>
        </text:list-item>
        <text:list-item>
          <text:p text:style-name="P6"><text:span text:style-name="T4">Usar la propiedad translate en cada una de las páginas, con un comentario de porque se ha incluido dicha propiedad en ese caso. </text:span><text:span text:style-name="T5">(0.1 punto)</text:span></text:p>
        </text:list-item>
        <text:list-item>
          <text:p text:style-name="P6"><text:span text:style-name="T4">Al menos tres de las páginas deben tener un formulario. </text:span><text:span text:style-name="T5">(0.5 puntos)</text:span><text:span text:style-name="T4">. Con los siguientes requisitos:</text:span></text:p>
          <text:list>
            <text:list-item>
              <text:p text:style-name="P4">Todos los componentes del formulario deben tener su label.</text:p>
            </text:list-item>
            <text:list-item>
              <text:p text:style-name="P4">Deben existir 4 tipos de inputs distintos en cada formulario.</text:p>
            </text:list-item>
            <text:list-item>
              <text:p text:style-name="P4">Entre los tres formularios debe haber 8 tipos distinto de input usado.</text:p>
            </text:list-item>
          </text:list>
        </text:list-item>
        <text:list-item>
          <text:p text:style-name="P6"><text:span text:style-name="T4">Debe incluirse un video e imágenes en alguna de las páginas.</text:span><text:span text:style-name="T5">(0.1 punto)</text:span></text:p>
        </text:list-item>
        <text:list-item>
          <text:p text:style-name="P6"><text:span text:style-name="T4">En cada uno de los formularios usar en un campo la propiedad autocomplete con valor OFF y comentar el por qué de su uso en ese elemento.</text:span><text:span text:style-name="T5">(0.1 punto).</text:span></text:p>
        </text:list-item>
        <text:list-item>
          <text:p text:style-name="P6"><text:span text:style-name="T4">En cada uno de los formularios usar en un campo la propiedad autofocus y comentar el por qué de su uso en ese elemento.</text:span><text:span text:style-name="T5">(0.1 punto)</text:span></text:p>
        </text:list-item>
        <text:list-item>
          <text:p text:style-name="P6"><text:span text:style-name="T4">Usar más de 6 selectores distinto para dar estilo.</text:span><text:span text:style-name="T5">(0.3 puntos)</text:span></text:p>
        </text:list-item>
        <text:list-item>
          <text:p text:style-name="P6"><text:span text:style-name="T4">Usa los prefijos de cada uno de los navegadores para las propiedades css correspondiente.</text:span><text:span text:style-name="T5">(0.1 punto)</text:span></text:p>
        </text:list-item>
        <text:list-item>
          <text:p text:style-name="P6"><text:span text:style-name="T4">En alguna página utilizar la propiedad de Gradiente.</text:span><text:span text:style-name="T5">(0.1 punto)</text:span></text:p>
        </text:list-item>
        <text:list-item>
          <text:p text:style-name="P6"><text:soft-page-break/><text:span text:style-name="T4">Aunque la fuente del texto sea alguna en especial, en alguna página debe crearse una fuente propia, para un título o texto en especial.</text:span><text:span text:style-name="T5">(0.1 puntos)</text:span></text:p>
        </text:list-item>
        <text:list-item>
          <text:p text:style-name="P6"><text:span text:style-name="T4">Usar iconos y aplicar la técnica que se usa en los sprites. </text:span><text:span text:style-name="T5">(0.1 punto)</text:span></text:p>
        </text:list-item>
        <text:list-item>
          <text:p text:style-name="P6"><text:span text:style-name="T4">Especificar un estilo para cada estado de los links. </text:span><text:span text:style-name="T5">(0.1 punto)</text:span></text:p>
        </text:list-item>
        <text:list-item>
          <text:p text:style-name="P6"><text:span text:style-name="T4">Todos los botones de la aplicación deben tener un estilo propio y que se igual en todos. Sólo deberían diferenciarse en color, dependiendo del uso.</text:span><text:span text:style-name="T5">(0.2 puntos)</text:span></text:p>
        </text:list-item>
        <text:list-item>
          <text:p text:style-name="P6"><text:span text:style-name="T4">Usar la propiedad object-fit, para ajustar imágenes y vídeos. </text:span><text:span text:style-name="T5">(0.1 punto)</text:span></text:p>
        </text:list-item>
        <text:list-item>
          <text:p text:style-name="P6"><text:span text:style-name="T4">El texto debe tener el estilo de  columnas múltiples, aunque sea solo una columna.</text:span><text:span text:style-name="T5">(0.1 punto)</text:span></text:p>
        </text:list-item>
        <text:list-item>
          <text:p text:style-name="P6"><text:span text:style-name="T4">En tres páginas al menos deben incluirse transformaciones en 2D diferentes.</text:span><text:span text:style-name="T5">(0.2 puntos)</text:span></text:p>
        </text:list-item>
        <text:list-item>
          <text:p text:style-name="P6"><text:span text:style-name="T4">En tres páginas al menos deben incluirse transformaciones en 3D diferentes.</text:span><text:span text:style-name="T5">(0.2 puntos)</text:span></text:p>
        </text:list-item>
        <text:list-item>
          <text:p text:style-name="P6"><text:span text:style-name="T4">En tres páginas al menos deben incluirse animaciones diferentes.</text:span><text:span text:style-name="T5">(0.2 puntos)</text:span></text:p>
        </text:list-item>
        <text:list-item>
          <text:p text:style-name="P6"><text:span text:style-name="T4">Todas las páginas deben tener sus estilos especificados con media queries. </text:span><text:span text:style-name="T7">(Obligatorio)</text:span><text:span text:style-name="T4"> </text:span><text:span text:style-name="T5">(0.5 puntos)</text:span></text:p>
        </text:list-item>
        <text:list-item>
          <text:p text:style-name="P6"><text:span text:style-name="T4">Utilizar el Viewport. </text:span><text:span text:style-name="T5">(Obligatorio)</text:span></text:p>
        </text:list-item>
        <text:list-item>
          <text:p text:style-name="P6"><text:span text:style-name="T4">Usar Grid Layout para posicionar los elementos más importantes de nuestro diseño de maquetación. </text:span><text:span text:style-name="T5">(Obligatorio)</text:span></text:p>
        </text:list-item>
        <text:list-item>
          <text:p text:style-name="P6"><text:span text:style-name="T4">Usar elementos flexbox para posicionar los elementos del contenido. </text:span><text:span text:style-name="T5">(Obligatorio)</text:span></text:p>
        </text:list-item>
        <text:list-item>
          <text:p text:style-name="P6"><text:span text:style-name="T4">La página web debe ser responsive y adaptarse correctamente al menos a la pantalla de un portátil y un móvil. </text:span><text:span text:style-name="T5">(0.5 puntos)</text:span></text:p>
        </text:list-item>
        <text:list-item>
          <text:p text:style-name="P6"><text:span text:style-name="T4">EL proyecto debe pasar las siguientes validaciones </text:span><text:span text:style-name="T7">(Obligatorio)</text:span><text:span text:style-name="T5">(0.75 puntos)</text:span><text:span text:style-name="T4">:</text:span></text:p>
          <text:list>
            <text:list-item>
              <text:p text:style-name="P4">Pasar la validación de HTML</text:p>
            </text:list-item>
            <text:list-item>
              <text:p text:style-name="P4">Pasar la validación CSS</text:p>
            </text:list-item>
            <text:list-item>
              <text:p text:style-name="P4">Pasar la validación WAI</text:p>
            </text:list-item>
          </text:list>
        </text:list-item>
        <text:list-item>
          <text:p text:style-name="P7"> <text:span text:style-name="T3">Si algún punto no se cumple en algún validador anterior, explicar porque se no ha pasado y si es posible, como solucionarlo.</text:span></text:p>
        </text:list-item>
        <text:list-item>
          <text:p text:style-name="P7">  <text:span text:style-name="T3">Realizar un análisis de los puntos de usabilidad vistos en clase sobre vuestro proyecto y documentarlo.</text:span></text:p>
        </text:list-item>
        <text:list-item>
          <text:p text:style-name="P4">Pueden usarse plantillas, pero deben cumplirse todos los puntos anteriores.</text:p>
        </text:list-item>
        <text:list-item>
          <text:p text:style-name="P4">Pueden usarse librerías externas, aunque no se hayan explicado en clase, pero deben cumplirse los puntos anteriores.</text:p>
        </text:list-item>
        <text:list-item>
          <text:p text:style-name="P6"><text:span text:style-name="T4">El alumno tendrá 10 minutos para hacer una presentación y defender su interfaz Web </text:span><text:span text:style-name="T5">(0.75 puntos.)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06T11:12:33.361000000</dc:date>
    <meta:editing-duration>PT14H32M15S</meta:editing-duration>
    <meta:editing-cycles>1</meta:editing-cycles>
    <meta:document-statistic meta:table-count="0" meta:image-count="0" meta:object-count="0" meta:page-count="2" meta:paragraph-count="45" meta:word-count="694" meta:character-count="4217" meta:non-whitespace-character-count="3605"/>
  </office:meta>
</office:document-meta>
</file>